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1" fo:font-size="13pt" officeooo:rsid="0018c020" officeooo:paragraph-rsid="0018c020" style:letter-kerning="false" style:font-size-asian="11.3500003814697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asdf</text:p>
      <text:p text:style-name="P1">asdf</text:p>
      <text:p text:style-name="P1">dsfa</text:p>
      <text:p text:style-name="P1">f</text:p>
      <text:p text:style-name="P1">asdf</text:p>
      <text:p text:style-name="P1">asd</text:p>
      <text:p text:style-name="P1">fas</text:p>
      <text:p text:style-name="P1">dfa</text:p>
      <text:p text:style-name="P1">df</text:p>
      <text:p text:style-name="P1">a</text:p>
      <text:p text:style-name="P1">dfa</text:p>
      <text:p text:style-name="P1">df</text:p>
      <text:p text:style-name="P1">ad</text:p>
      <text:p text:style-name="P1">fas</text:p>
      <text:p text:style-name="P1">df</text:p>
      <text:p text:style-name="P1"/>
      <text:p text:style-name="P1">asd</text:p>
      <text:p text:style-name="P1">fsdfasdfasdjk askf skad faksljdf askld fasd fja</text:p>
      <text:p text:style-name="P1">fa lsdkfjas df</text:p>
      <text:p text:style-name="P1">aj f</text:p>
      <text:p text:style-name="P1">adkfj</text:p>
      <text:p text:style-name="P1">asdjf</text:p>
      <text:p text:style-name="P1">asf jas</text:p>
      <text:p text:style-name="P1">dfj ak</text:p>
      <text:p text:style-name="P1">sdfj</text:p>
      <text:p text:style-name="P1">asdf asdkfj</text:p>
      <text:p text:style-name="P1">akdfjad</text:p>
      <text:p text:style-name="P1">f</text:p>
      <text:p text:style-name="P1">dfjasdkfk</text:p>
      <text:p text:style-name="P1">asj df</text:p>
      <text:p text:style-name="P1">asdj</text:p>
      <text:p text:style-name="P1">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Roboto1" svg:font-family="Robot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Roboto" fo:font-size="13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Roboto" fo:font-size="13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oboto" fo:font-family="Roboto" fo:font-size="16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.101cm" fo:border-left="none" fo:border-right="none" fo:border-top="none" fo:border-bottom="1.5pt fine-dashed #dddddd" style:shadow="none" text:number-lines="false" text:line-number="0" style:writing-mode="page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5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font-size="14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page"/>
      <style:text-properties fo:font-size="13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5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cm" style:type="center"/>
          <style:tab-stop style:position="28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49.999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5:05:19.137453293</meta:creation-date>
    <meta:editing-duration>PT10M12S</meta:editing-duration>
    <meta:editing-cycles>20</meta:editing-cycles>
    <meta:generator>LibreOffice/5.3.1.2$Linux_X86_64 LibreOffice_project/30m0$Build-2</meta:generator>
    <dc:title>Document</dc:title>
    <dc:date>2017-03-26T12:45:16.992703346</dc:date>
    <meta:document-statistic meta:table-count="0" meta:image-count="0" meta:object-count="0" meta:page-count="1" meta:paragraph-count="31" meta:word-count="44" meta:character-count="179" meta:non-whitespace-character-count="166"/>
    <meta:template xlink:type="simple" xlink:actuate="onRequest" xlink:title=".mainTemplate" xlink:href="../.mainTemplate.ott" meta:date="2016-10-18T15:05:18.935272532"/>
  </office:meta>
</office:document-meta>
</file>